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1_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Louis Albert Widman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September 10, 1892</text:p>
      <text:p text:style-name="P5">Month<text:tab/><text:tab/><text:tab/><text:tab/><text:tab/><text:tab/>September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DR. LOUIS ALBERT WIDMANN,/</text:p>
      <text:p text:style-name="P2"><text:span text:style-name="T2">1135 LEXINGTON AVENUE</text:span>/</text:p>
      <text:p text:style-name="P2">OFFICE HOURS 5-8 P.M./</text:p>
      <text:p text:style-name="P2"><text:s text:c="29"/>Sunday 11-12 M./</text:p>
      <text:p text:style-name="P3"><text:span text:style-name="T2">New York,</text:span> Pa. 10 Septbr 1892/</text:p>
      <text:p text:style-name="P2">Reverend Doctor:/</text:p>
      <text:p text:style-name="P2">I beg leave to introduce/ to you the Bearer Miss Jamie/ Broilowski who will her-/self explain to you the/ object of her visit and/ who I take the liberty of/ recommending to your kind/ attention./</text:p>
      <text:p text:style-name="P2">I am acquainted with Miss/ Broilowski's familie[sic!] and/ know them all to be most/ respectable people in/ every way./</text:p>
      <text:p text:style-name="P2">I am Reverend Doctor,/ yours very respectfully/ Dr L. A Widmann/ 1143. N. 4. St/ Pa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6T13:52:14.16</meta:creation-date>
    <dc:date>2011-12-06T14:01:23.56</dc:date>
    <dc:creator>Penn Libraries</dc:creator>
    <meta:editing-duration>PT00H09M09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9" meta:word-count="257" meta:character-count="1839"/>
  </office:meta>
</office:document-meta>
</file>